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fo:color="#0000ff" fo:font-weight="bold" officeooo:rsid="0017ec8a" officeooo:paragraph-rsid="0017ec8a" style:font-weight-asian="bold" style:font-weight-complex="bold"/>
    </style:style>
    <style:style style:name="P5" style:family="paragraph" style:parent-style-name="Standard">
      <style:text-properties fo:color="#0000ff" fo:font-weight="bold" officeooo:rsid="0017ec8a" officeooo:paragraph-rsid="0022e4eb" style:font-weight-asian="bold" style:font-weight-complex="bold"/>
    </style:style>
    <style:style style:name="P6" style:family="paragraph" style:parent-style-name="Standard">
      <style:text-properties fo:color="#0000ff" fo:font-weight="bold" officeooo:rsid="0024bd63" officeooo:paragraph-rsid="0024bd63" style:font-weight-asian="bold" style:font-weight-complex="bold"/>
    </style:style>
    <style:style style:name="P7" style:family="paragraph" style:parent-style-name="Standard">
      <style:text-properties fo:color="#0000ff" fo:font-weight="bold" officeooo:rsid="0028251b" officeooo:paragraph-rsid="0028251b" style:font-weight-asian="bold" style:font-weight-complex="bold"/>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4"><text:span text:style-name="T5">RESPONCE: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5"><text:span text:style-name="T5">RESPONCE: I am sorry that I have use two different terms for the same thing here, “predefined special control symbol” in Fig 1b) and “the invalid data” in the second paragraph of Page 2. Now I have unified them together and use only “predefined special control symbol” in both Fig.1b) and <text:s/>the second paragraph of Page 2. </text:span></text:p>
      <text:p text:style-name="P6">I also replace the old Fig.1b) with a pseudo code that is easier to be understood.</text:p>
      <text:p text:style-name="P7">I also <text:span text:style-name="T7">rewritten</text:span> the paragraph 2 and 4 of Page 2, to explain in more details why the current algorithm can not handle such encoder.</text:p>
      <text:p text:style-name="P6"/>
      <text:p text:style-name="P5"/>
      <text:p text:style-name="P5"/>
      <text:p text:style-name="P2"/>
      <text:p text:style-name="P2"/>
      <text:p text:style-name="P2">In Section 2.2, please specific how initial states are treated, and explain its connection to the parameter “p”.</text:p>
      <text:p text:style-name="P2"/>
      <text:p text:style-name="P2">How does interpolation help to characterize the set of assignments that satisfy a Boolean relation (Algorithm 3 CharaterizingFormulaSAT), say, in comparison to enumerating all satisfying <text:soft-page-break/>assignments? Please assess the usefulness of interpolation through experiments. 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
      <text:p text:style-name="P2">P7. “…, which covers and only covers …” is not followed by the proposed computation. Essentially interpolation makes the computed set only an over-approximation.</text:p>
      <text:p text:style-name="P2"/>
      <text:p text:style-name="P2">P8. The statement “ITP(a) covers exactly the set of valuations of a that can make R(a, A(b), 1) satisfiable” is not accurate. ITP is an over-approximation and may not be exactly the set.</text:p>
      <text:p text:style-name="P2"/>
      <text:p text:style-name="P2">“Mcmillian” -&gt; “McMillan”</text:p>
      <text:p text:style-name="P2"/>
      <text:p text:style-name="P2">In equations (5) and (7) of Section 4.2, is “=” different from “\equiv”? Please clarify.</text:p>
      <text:p text:style-name="P2"/>
      <text:p text:style-name="P2">In Lemma 4.3, the implication “F’pc(p’,l’,r’,1) =&gt; F’pc(p,l,r,1)” needs further elaboration.</text:p>
      <text:p text:style-name="P2"/>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2"/>
      <text:p text:style-name="P2">In Sections 5.1 and 5.2, the way of using interpolation for logic synthesis is not new. Citation to prior works would be helpful to contrast the relative novelty of the proposed method.</text:p>
      <text:p text:style-name="P2"/>
      <text:p text:style-name="P2">In the experimental results, what are the values of the corresponding parameters p, l, and r? </text:p>
      <text:p text:style-name="P2"/>
      <text:p text:style-name="P2">P14. “the way it handle…” -&gt; “the way it handles”</text:p>
      <text:p text:style-name="P2"/>
      <text:p text:style-name="P2">The references are not presented in a consistent style. Please clean them up.</text:p>
      <text:p text:style-name="P2"/>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ext:soft-page-break/>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rigor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19T23:55:47.784704527</dc:date>
    <meta:editing-duration>PT14H9M50S</meta:editing-duration>
    <meta:editing-cycles>21</meta:editing-cycles>
    <meta:generator>LibreOffice/4.2.6.3$Linux_X86_64 LibreOffice_project/420m0$Build-3</meta:generator>
    <meta:document-statistic meta:table-count="0" meta:image-count="0" meta:object-count="0" meta:page-count="3" meta:paragraph-count="67" meta:word-count="1300" meta:character-count="7847" meta:non-whitespace-character-count="6593"/>
  </office:meta>
</office:document-meta>
</file>